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861cm" fo:margin-left="-0.132cm" table:align="left" style:writing-mode="lr-tb"/>
    </style:style>
    <style:style style:name="Table1.A" style:family="table-column">
      <style:table-column-properties style:column-width="7.625cm"/>
    </style:style>
    <style:style style:name="Table1.B" style:family="table-column">
      <style:table-column-properties style:column-width="5.5cm"/>
    </style:style>
    <style:style style:name="Table1.C" style:family="table-column">
      <style:table-column-properties style:column-width="5.7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0.7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2.916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solid #000000" style:writing-mode="lr-tb"/>
    </style:style>
    <style:style style:name="Table1.C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line-height-at-least="0.353cm"/>
      <style:text-properties fo:font-weight="bold" style:font-weight-asian="bold"/>
    </style:style>
    <style:style style:name="P4" style:family="paragraph" style:parent-style-name="Standard">
      <style:paragraph-properties style:line-height-at-least="0.353cm"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fo:font-size="9pt" style:font-size-asian="9pt"/>
    </style:style>
    <style:style style:name="P6" style:family="paragraph" style:parent-style-name="Standard">
      <style:paragraph-properties style:snap-to-layout-grid="false"/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9" style:family="paragraph" style:parent-style-name="Standard">
      <style:paragraph-properties style:line-height-at-least="0.353cm" fo:text-align="end" style:justify-single-word="false"/>
      <style:text-properties fo:font-size="9pt" style:font-size-asian="9pt"/>
    </style:style>
    <style:style style:name="P10" style:family="paragraph" style:parent-style-name="Standard">
      <style:text-properties fo:font-size="9pt" fo:font-weight="bold" style:font-size-asian="9pt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/>
    </style:style>
    <style:style style:name="P12" style:family="paragraph" style:parent-style-name="Standard">
      <style:paragraph-properties style:line-height-at-least="0.353cm"/>
      <style:text-properties fo:font-size="9pt" fo:font-weight="bold" style:font-size-asian="9pt" style:font-weight-asian="bold"/>
    </style:style>
    <style:style style:name="P13" style:family="paragraph" style:parent-style-name="Standard">
      <style:paragraph-properties style:line-height-at-least="0.353cm" fo:text-align="center" style:justify-single-word="false"/>
      <style:text-properties fo:font-size="9pt" fo:font-weight="bold" style:font-size-asian="9pt" style:font-weight-asian="bold"/>
    </style:style>
    <style:style style:name="P14" style:family="paragraph" style:parent-style-name="Standard">
      <style:paragraph-properties style:line-height-at-least="0.353cm" fo:text-align="center" style:justify-single-word="false"/>
      <style:text-properties fo:font-size="9pt" fo:font-weight="bold" officeooo:rsid="001e81fd" officeooo:paragraph-rsid="001e81fd" style:font-size-asian="9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9pt" style:text-underline-style="solid" style:text-underline-width="auto" style:text-underline-color="font-color" style:font-size-asian="9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style:line-height-at-least="0.353cm"/>
      <style:text-properties fo:color="#ff0000" fo:font-size="9pt" fo:font-weight="bold" style:font-size-asian="9pt" style:font-weight-asian="bold"/>
    </style:style>
    <style:style style:name="P18" style:family="paragraph" style:parent-style-name="Standard">
      <style:paragraph-properties style:line-height-at-least="0.353cm" fo:text-align="center" style:justify-single-word="false" style:snap-to-layout-grid="false"/>
      <style:text-properties fo:color="#ff0000" fo:font-size="9pt" fo:font-weight="bold" style:font-size-asian="9pt" style:font-weight-asian="bold"/>
    </style:style>
    <style:style style:name="P19" style:family="paragraph" style:parent-style-name="Standard">
      <style:paragraph-properties style:line-height-at-least="0.353cm" style:snap-to-layout-grid="false"/>
      <style:text-properties fo:color="#ff0000" fo:font-size="9pt" fo:font-weight="bold" style:font-size-asian="9pt" style:font-weight-asian="bold"/>
    </style:style>
    <style:style style:name="P20" style:family="paragraph" style:parent-style-name="Standard">
      <style:paragraph-properties style:line-height-at-least="0.353cm"/>
    </style:style>
    <style:style style:name="P21" style:family="paragraph" style:parent-style-name="Standard">
      <style:paragraph-properties style:line-height-at-least="0.353cm" fo:text-align="center" style:justify-single-word="false"/>
    </style:style>
    <style:style style:name="P22" style:family="paragraph" style:parent-style-name="Standard">
      <style:text-properties fo:font-size="8pt" style:font-size-asian="8pt"/>
    </style:style>
    <style:style style:name="P2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4" style:family="paragraph" style:parent-style-name="Standard">
      <style:paragraph-properties fo:padding-left="0.141cm" fo:padding-right="0.141cm" fo:padding-top="0.035cm" fo:padding-bottom="0.035cm" fo:border="0.51pt solid #000000"/>
    </style:style>
    <style:style style:name="P25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26" style:family="paragraph" style:parent-style-name="Standard">
      <style:paragraph-properties fo:padding-left="0.141cm" fo:padding-right="0.141cm" fo:padding-top="0.035cm" fo:padding-bottom="0.035cm" fo:border="0.51pt solid #000000"/>
      <style:text-properties fo:font-size="9pt" fo:font-weight="bold" style:font-size-asian="9pt" style:font-weight-asian="bold"/>
    </style:style>
    <style:style style:name="P2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font-size="9pt" fo:font-weight="bold" style:font-size-asian="9pt" style:font-weight-asian="bold"/>
    </style:style>
    <style:style style:name="P2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29" style:family="paragraph" style:parent-style-name="Standard">
      <style:paragraph-properties fo:margin-top="0.212cm" fo:margin-bottom="0cm" loext:contextual-spacing="false"/>
    </style:style>
    <style:style style:name="P30" style:family="paragraph" style:parent-style-name="Standard">
      <style:paragraph-properties fo:margin-top="0.212cm" fo:margin-bottom="0cm" loext:contextual-spacing="false" style:line-height-at-least="0.529cm" fo:text-align="center" style:justify-single-word="false"/>
      <style:text-properties officeooo:rsid="001e81fd" officeooo:paragraph-rsid="001e81fd"/>
    </style:style>
    <style:style style:name="P31" style:family="paragraph" style:parent-style-name="Standard">
      <style:paragraph-properties fo:margin-left="0.7cm" fo:margin-right="0.7cm" fo:margin-top="0.141cm" fo:margin-bottom="0cm" loext:contextual-spacing="false" style:line-height-at-least="0.52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font-size="9pt" officeooo:rsid="001e81fd" officeooo:paragraph-rsid="001e81fd" style:font-size-asian="9pt"/>
    </style:style>
    <style:style style:name="P32" style:family="paragraph" style:parent-style-name="Standard">
      <style:paragraph-properties fo:text-align="center" style:justify-single-word="false" fo:break-before="page"/>
      <style:text-properties fo:font-size="9pt" style:font-size-asian="9pt"/>
    </style:style>
    <style:style style:name="P33" style:family="paragraph" style:parent-style-name="Heading">
      <style:text-properties fo:font-size="9pt" fo:font-weight="normal" style:font-size-asian="9pt" style:font-weight-asian="normal"/>
    </style:style>
    <style:style style:name="P34" style:family="paragraph" style:parent-style-name="Heading">
      <style:paragraph-properties fo:text-align="start" style:justify-single-word="false"/>
      <style:text-properties fo:font-size="9pt" fo:font-weight="normal" style:font-size-asian="9pt" style:font-weight-asian="normal"/>
    </style:style>
    <style:style style:name="P35" style:family="paragraph" style:parent-style-name="Heading" style:master-page-name="Standard">
      <style:paragraph-properties fo:text-align="start" style:justify-single-word="false" style:page-number="auto"/>
      <style:text-properties fo:font-size="9pt" fo:font-weight="normal" style:font-size-asian="9pt" style:font-weight-asian="normal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e81fd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9pt" fo:font-weight="bold" style:font-size-asian="9pt" style:font-weight-asian="bold" style:font-size-complex="9pt"/>
    </style:style>
    <style:style style:name="T6" style:family="text">
      <style:text-properties fo:font-size="9pt" fo:font-weight="bold" officeooo:rsid="001e81fd" style:font-size-asian="9pt" style:font-weight-asian="bold"/>
    </style:style>
    <style:style style:name="T7" style:family="text">
      <style:text-properties fo:font-size="9pt" style:text-underline-style="solid" style:text-underline-width="auto" style:text-underline-color="font-color" style:font-size-asian="9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1e81fd" style:font-weight-asian="bold"/>
    </style:style>
    <style:style style:name="T12" style:family="text">
      <style:text-properties style:text-position="super 58%" fo:font-weight="bold" style:font-weight-asian="bold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color="#000000" fo:font-size="9pt" style:font-size-asian="9pt"/>
    </style:style>
    <style:style style:name="T16" style:family="text">
      <style:text-properties fo:color="#ff0000" fo:font-size="9pt" style:font-size-asian="9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fo:font-size="8pt" style:font-size-asian="8pt"/>
    </style:style>
    <style:style style:name="T19" style:family="text">
      <style:text-properties fo:color="#ce181e" fo:font-style="italic" fo:font-weight="bold" style:font-style-asian="italic" style:font-weight-asian="bold" style:font-style-complex="italic"/>
    </style:style>
    <style:style style:name="T20" style:family="text">
      <style:text-properties fo:color="#ed1c24" fo:font-weight="bold" style:font-weight-asian="bold"/>
    </style:style>
    <style:style style:name="T21" style:family="text">
      <style:text-properties fo:color="#ed1c24" fo:font-size="9pt" fo:font-weight="bold" style:font-size-asian="9pt" style:font-weight-asian="bold"/>
    </style:style>
    <style:style style:name="T22" style:family="text">
      <style:text-properties officeooo:rsid="001e81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ONSULAT GENERAL</text:p>
      <text:p text:style-name="P34">SECTION CONSULAIRE </text:p>
      <text:p text:style-name="P33"/>
      <text:p text:style-name="Heading"><text:span text:style-name="T8">DEMANDE BOURSE CROUS / FICHE FAMILLE</text:span></text:p>
      <text:p text:style-name="Heading"><text:span text:style-name="T9">ANNEE UNIVERSITAIRE 2024-2025</text:span></text:p>
      <text:p text:style-name="P1"/>
      <text:p text:style-name="Standard">PAYS :<text:tab/>Algérie<text:tab/><text:tab/><text:tab/><text:tab/><text:tab/><text:tab/><text:tab/><text:tab/>POSTE : Annaba<text:tab/><text:span text:style-name="T10"><text:tab/><text:tab/><text:tab/><text:tab/></text:span></text:p>
      <text:p text:style-name="P2"/>
      <text:p text:style-name="Standard"><text:span text:style-name="T10">1</text:span><text:span text:style-name="T12">ère</text:span><text:span text:style-name="T10"> demande Bourses CROUS : <text:s/></text:span><text:span text:style-name="T19">OUI</text:span><text:span text:style-name="T10"> <text:s text:c="3"/>NON <text:tab/><text:tab/><text:tab/><text:tab/>RENOUVELLEMENT : <text:s/></text:span><text:span text:style-name="T20">OUI </text:span><text:span text:style-name="T10"><text:s text:c="2"/>NON</text:span></text:p>
      <text:p text:style-name="Standard"><text:span text:style-name="T10">Montant bourse CROUS accordée en N- 1 :<text:tab/></text:span><text:span text:style-name="T11">521.20</text:span><text:span text:style-name="T10"><text:tab/><text:tab/><text:tab/>Année(s) attribution :</text:span><text:span text:style-name="T11">2023/2024</text:span></text:p>
      <text:p text:style-name="P2"/>
      <text:p text:style-name="Standard"><text:span text:style-name="T10">Courriel de contact dans le poste (adresse générique de préférence) : <text:s text:c="13"/>social.annaba-fslt@diplomatie.gouv.fr</text:span></text:p>
      <text:p text:style-name="P2"/>
      <text:p text:style-name="P24">NOM DE L’ÉTUDIANT :<text:tab/><text:span text:style-name="T22">CHELGHAM</text:span><text:tab/><text:tab/><text:tab/><text:tab/><text:tab/>Prénom : <text:span text:style-name="T22">NOUH</text:span></text:p>
      <text:p text:style-name="P24">Adresse (si différente de celle des parents) <text:span text:style-name="T22">35 RUE MAURICE BÉCANNE , APT 603 , 31400 TOULOUSE</text:span></text:p>
      <text:p text:style-name="P24"/>
      <text:p text:style-name="P24">Téléphone :<text:tab/><text:span text:style-name="T22">0681585027</text:span><text:tab/><text:tab/><text:tab/><text:tab/><text:tab/><text:tab/><text:tab/>Mèl : <text:span text:style-name="T22">noahchelgham@gmail.cpù</text:span></text:p>
      <text:p text:style-name="P24"/>
      <text:p text:style-name="P24">Lieu d’ÉTUDE souhaité en France : <text:span text:style-name="T22">TOULOUSE</text:span></text:p>
      <text:p text:style-name="P24">École :<text:tab/><text:tab/><text:span text:style-name="T22">université toulouse III Paul Sabatier</text:span><text:tab/><text:tab/><text:tab/><text:tab/>Niveau – Cursus : <text:span text:style-name="T22">MASTER 2 IA</text:span></text:p>
      <text:p text:style-name="P24"/>
      <text:p text:style-name="P24"/>
      <text:p text:style-name="Standard"/>
      <text:p text:style-name="P24">PARENTS : Nom du Père : <text:span text:style-name="T22">CHELGHAM KHALDOUN</text:span><text:tab/><text:tab/><text:tab/>Nom de la Mère <text:tab/>: Laouar<text:span text:style-name="T22"> NADIA</text:span><text:tab/></text:p>
      <text:p text:style-name="P24">Adresse : <text:span text:style-name="T22">cité Mustapha prés ESSAL Bloc 5 . Jijel Algerie</text:span><text:tab/><text:tab/><text:tab/>Adresse : <text:span text:style-name="T22">cité Mustapha prés ESSAL bloc 5, Jijel ALgerie</text:span></text:p>
      <text:p text:style-name="P25"/>
      <text:p text:style-name="P24">Situation familiale : <text:span text:style-name="T22">Marié</text:span><text:tab/><text:tab/><text:tab/><text:tab/><text:tab/><text:tab/><text:tab/>Situation Familiale :<text:span text:style-name="T22">Marié</text:span><text:tab/><text:tab/><text:tab/><text:tab/><text:tab/><text:tab/></text:p>
      <text:p text:style-name="P24">TéL :<text:tab/><text:span text:style-name="T22">0667817703</text:span><text:tab/><text:tab/><text:tab/><text:tab/><text:tab/><text:tab/><text:tab/>Tél : <text:span text:style-name="T22">0668033751</text:span> <text:tab/></text:p>
      <text:p text:style-name="P24">Fax :<text:tab/> /<text:tab/><text:tab/><text:tab/><text:tab/><text:tab/><text:tab/><text:tab/><text:tab/>Fax : /<text:tab/><text:tab/><text:tab/></text:p>
      <text:p text:style-name="P24">Mèl<text:tab/><text:tab/><text:span text:style-name="T22">khalchel@yahoo.fr</text:span><text:tab/><text:tab/><text:tab/><text:tab/><text:tab/>Mèl :<text:span text:style-name="T22">chelnad18000@gmail.com</text:span></text:p>
      <text:p text:style-name="P24"/>
      <text:p text:style-name="P24">NOMBRE D’ENFANTS A CHARGE :<text:span text:style-name="T22">2</text:span></text:p>
      <text:p text:style-name="P24">(dont …<text:span text:style-name="T22">2</text:span>... dans l’Enseignement Supérieur en France et/ou à l’étranger)</text:p>
      <text:p text:style-name="P5"/>
      <text:p text:style-name="P26"/>
      <text:p text:style-name="P24"><text:span text:style-name="T1">PROFESSION DU PARENT 1  :<text:tab/> </text:span><text:span text:style-name="T3">Retraité</text:span><text:span text:style-name="T1"><text:tab/><text:tab/><text:tab/><text:tab/><text:tab/>PROFESSION PARENT 2 : </text:span><text:span text:style-name="T3">Enseignante</text:span></text:p>
      <text:p text:style-name="P26"/>
      <text:p text:style-name="P10"/>
      <text:p text:style-name="P28"><text:span text:style-name="T4">AGENCE POUR L’ENSEIGNEMENT FRANÇAIS A L’ÉTRANGER</text:span></text:p>
      <text:p text:style-name="P27"/>
      <text:p text:style-name="P24"><text:span text:style-name="T4">FAMILLE PRÉCÉDEMMENT BOURSIERE ! <text:s text:c="2"/>: <text:s/></text:span><text:span text:style-name="T21">OUI</text:span><text:span text:style-name="T4"><text:tab/><text:tab/> NON<text:tab/><text:tab/></text:span></text:p>
      <text:p text:style-name="P24"><text:span text:style-name="T4">Dernière attribution <text:s text:c="11"/>Année <text:s/>20</text:span><text:span text:style-name="T6">23</text:span><text:span text:style-name="T4">/ <text:s text:c="2"/>20</text:span><text:span text:style-name="T6">24</text:span><text:span text:style-name="T4"><text:tab/><text:tab/><text:tab/>QUOTITÉ ACCORDÉE : ………%</text:span></text:p>
      <text:p text:style-name="P26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  <text:p text:style-name="P7">RESSOURCES DE LA FAMILLE</text:p>
            <text:p text:style-name="P29"><text:span text:style-name="T1">Année de référence </text:span><text:span text:style-name="T13">* </text:span><text:span text:style-name="T1">: <text:s text:c="2"/>……2022……..</text:span></text:p>
          </table:table-cell>
          <table:table-cell table:style-name="Table1.B1" office:value-type="string">
            <text:p text:style-name="P8"/>
            <text:p text:style-name="P7">EN MONNAIE LOCALE</text:p>
            <text:p text:style-name="P5"/>
            <text:p text:style-name="Standard"><text:span text:style-name="T1">Devise : <text:s/>……dinar…………………..</text:span></text:p>
          </table:table-cell>
          <table:table-cell table:style-name="Table1.C1" office:value-type="string">
            <text:p text:style-name="P8"/>
            <text:p text:style-name="P7">EN EUROS</text:p>
            <text:p text:style-name="P7"/>
            <text:p text:style-name="P16"><text:span text:style-name="T1">Taux de chancellerie : <text:s/>…….0.006736……..</text:span></text:p>
            <text:p text:style-name="P16"><text:span text:style-name="T1">(taux en vigueur au </text:span><text:span text:style-name="T15">moment de la demande)</text:span></text:p>
          </table:table-cell>
        </table:table-row>
        <table:table-row table:style-name="Table1.2">
          <table:table-cell table:style-name="Table1.A2" office:value-type="string">
            <text:p text:style-name="P18"/>
            <text:p text:style-name="P13">REVENU <text:s/>BRUT <text:s/>(A)</text:p>
            <text:p text:style-name="P13"/>
            <text:p text:style-name="P13">CHARGES SOCIALES (B)</text:p>
            <text:p text:style-name="P13"/>
            <text:p text:style-name="P21"><text:span text:style-name="T4">ABATTEMENT </text:span><text:span text:style-name="T14">** </text:span><text:span text:style-name="T4">(C)</text:span></text:p>
            <text:p text:style-name="P21"><text:span text:style-name="T4">10% <text:s text:c="2"/>A – B</text:span></text:p>
            <text:p text:style-name="P13"/>
            <text:p text:style-name="P21"><text:span text:style-name="T4">REVENU BRUT GLOBAL </text:span><text:span text:style-name="T10">A - (B + C)</text:span></text:p>
            <text:p text:style-name="P4"/>
            <text:p text:style-name="P17"/>
          </table:table-cell>
          <table:table-cell table:style-name="Table1.B2" office:value-type="string">
            <text:p text:style-name="P19"/>
            <text:p text:style-name="P14">3075481</text:p>
            <text:p text:style-name="P13"/>
            <text:p text:style-name="P14">776115</text:p>
            <text:p text:style-name="P13"/>
            <text:p text:style-name="P13"/>
            <text:p text:style-name="P14">229936,6</text:p>
            <text:p text:style-name="P13"/>
            <text:p text:style-name="P30"><text:span text:style-name="T4">2069430</text:span></text:p>
            <text:p text:style-name="P12"/>
          </table:table-cell>
          <table:table-cell table:style-name="Table1.C2" office:value-type="string">
            <text:p text:style-name="P14">21119</text:p>
            <text:p text:style-name="P12"/>
            <text:p text:style-name="P14">5329</text:p>
            <text:p text:style-name="P13"/>
            <text:p text:style-name="P12"/>
            <text:p text:style-name="P14">1579</text:p>
            <text:p text:style-name="P13"/>
            <text:p text:style-name="P31">14210</text:p>
            <text:p text:style-name="P12"/>
          </table:table-cell>
        </table:table-row>
      </table:table>
      <text:p text:style-name="P9"/>
      <text:p text:style-name="Standard"><text:span text:style-name="T5">* <text:s text:c="2"/></text:span><text:span text:style-name="T2">doit</text:span><text:span text:style-name="T1"> correspondre à l’année N–2 de la demande (ex : revenus année 2021 pour une demande au titre de l’année universitaire 2023/2024)</text:span></text:p>
      <text:p text:style-name="Standard"><text:span text:style-name="T5">** </text:span><text:span text:style-name="T2">Abattement applicable uniquement sur les salaires, indemnités, avantages en nature, pensions, …. ; Non applicable sur bénéfice</text:span> <text:span text:style-name="T2">des professions non salariées.</text:span></text:p>
      <text:p text:style-name="P16"><text:span text:style-name="T10">Les ressources doivent être attestées par la production par la production par les familles d’un justificatif émanant des services fiscaux du pays de résidence</text:span></text:p>
      <text:p text:style-name="P11"><text:soft-page-break/></text:p>
      <text:p text:style-name="P32"/>
      <text:p text:style-name="P10">NOM DE L’ETUDIANT : <text:s/><text:span text:style-name="T22">CHELGHAM NOUH</text:span></text:p>
      <text:p text:style-name="P10"/>
      <text:p text:style-name="P7"/>
      <text:p text:style-name="P16"><text:span text:style-name="T7">En cas d’impossibilité de donner les renseignements nécessaires au calcul du Revenu Brut Global (au verso) :</text:span></text:p>
      <text:p text:style-name="P15"/>
      <text:p text:style-name="P21"><text:span text:style-name="T10">ÉLÉMENTS FINANCIERS COMPLÉMENTAIRES (en monnaie locale et en euros) :</text:span></text:p>
      <text:p text:style-name="P3"/>
      <text:p text:style-name="P20"><text:span text:style-name="T10">Ces éléments financiers doivent être attestés par des pièces justificatives à demander aux familles. Les éléments demandés doivent être strictement nécessaires à l’instruction du dossier.</text:span></text:p>
      <text:p text:style-name="P3"/>
      <text:p text:style-name="P3">REVENUS de la FAMILLE : <text:s text:c="2"/>PERE<text:tab/><text:tab/><text:tab/><text:tab/><text:tab/>MERE </text:p>
      <text:p text:style-name="P20"><text:span text:style-name="T10">Détailler revenus bruts (à l’étranger mais aussi en France) :</text:span></text:p>
      <text:p text:style-name="P3">-<text:tab/> Traitements, salaires et assimilés</text:p>
      <text:p text:style-name="P3">-<text:tab/> Revenus agricoles, industriels et commerciaux et non commerciaux</text:p>
      <text:p text:style-name="P3">-<text:tab/> Revenus mobiliers</text:p>
      <text:p text:style-name="P3">-<text:tab/> Revenus immobiliers</text:p>
      <text:p text:style-name="P20"><text:span text:style-name="T10">-<text:tab/> Pensions perçues (alimentaire, retraite, rente, invalidité)</text:span></text:p>
      <text:p text:style-name="P3"/>
      <text:p text:style-name="P3"/>
      <text:p text:style-name="P3"/>
      <text:p text:style-name="P3"/>
      <text:p text:style-name="P20"><text:span text:style-name="T10">Aides financières autres (intitulé du dispositif et montant) :</text:span></text:p>
      <text:p text:style-name="P3"/>
      <text:p text:style-name="P3"/>
      <text:p text:style-name="P3">Valeur des Avantages en nature :</text:p>
      <text:p text:style-name="P3"/>
      <text:p text:style-name="P3"/>
      <text:p text:style-name="P3">Valeur Patrimoine immobilier :</text:p>
      <text:p text:style-name="P3"/>
      <text:p text:style-name="P3"/>
      <text:p text:style-name="P20"><text:span text:style-name="T10">Valeur patrimoine mobilier :</text:span></text:p>
      <text:p text:style-name="P3"/>
      <text:p text:style-name="P3"/>
      <text:p text:style-name="P20"><text:span text:style-name="T10">Valeur des avoirs sur comptes bancaires :</text:span></text:p>
      <text:p text:style-name="P3"/>
      <text:p text:style-name="P2"/>
      <text:p text:style-name="P3"/>
      <text:p text:style-name="P20"><text:span text:style-name="T10">PROPRIÉTAIRE ? <text:s/>OUI <text:s/>- <text:s text:c="2"/></text:span><text:span text:style-name="T20">NON</text:span></text:p>
      <text:p text:style-name="P3"/>
      <text:p text:style-name="P20"><text:span text:style-name="T10">Montant du remboursement de prêts immobiliers : </text:span><text:span text:style-name="T11">NEANT</text:span></text:p>
      <text:p text:style-name="P3"/>
      <text:p text:style-name="P20"><text:span text:style-name="T10">Montant du Loyer mensuel :<text:tab/><text:tab/></text:span><text:span text:style-name="T11">3000DA</text:span><text:span text:style-name="T10"><text:tab/><text:tab/><text:tab/><text:tab/>Hébergement à titre gratuit : </text:span><text:span text:style-name="T11">NON</text:span></text:p>
      <text:p text:style-name="P3"/>
      <text:p text:style-name="P2"/>
      <text:p text:style-name="Standard"><text:span text:style-name="T10">Montant des pensions alimentaires versées :</text:span><text:span text:style-name="T11">NEANT</text:span></text:p>
      <text:p text:style-name="P2"/>
      <text:p text:style-name="P2"/>
      <text:p text:style-name="Standard"><text:span text:style-name="T1">Autres éléments importants :</text:span></text:p>
      <text:p text:style-name="P5"/>
      <text:p text:style-name="P5"/>
      <text:p text:style-name="P5"/>
      <text:p text:style-name="P7"/>
      <text:p text:style-name="P24"><text:span text:style-name="T17">COMMENTAIRES DU POSTE</text:span> :</text:p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16"><text:span text:style-name="T18"><text:s text:c="46"/>Date :</text:span></text:p>
      <text:p text:style-name="P23"/>
      <text:p text:style-name="P23"><text:s text:c="51"/>Signature</text:p>
      <text:p text:style-name="P23"/>
      <text:p text:style-name="P23"><text:s text:c="48"/>Cachet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CA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9pt" style:font-size-asian="9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9pt" fo:font-weight="bold" style:font-size-asian="9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.141cm" fo:padding-right="0.141cm" fo:padding-top="0.035cm" fo:padding-bottom="0.035cm" fo:border="0.51pt solid #000000" fo:keep-with-next="always"/>
      <style:text-properties fo:font-size="9pt" fo:font-weight="bold" style:font-size-asian="9pt" style:font-weight-asian="bold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/>
    <style:style style:name="Objet_20_du_20_commentaire_20_Car" style:display-name="Objet du commentaire Car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FAMILLE</dc:title>
    <dc:subject/>
    <meta:keyword/>
    <meta:initial-creator>Nogues</meta:initial-creator>
    <meta:creation-date>2023-04-24T15:46:00</meta:creation-date>
    <dc:date>2024-05-30T13:36:01.302726337</dc:date>
    <meta:print-date>2023-03-31T15:01:00</meta:print-date>
    <meta:editing-cycles>8</meta:editing-cycles>
    <meta:editing-duration>PT24M13S</meta:editing-duration>
    <meta:document-statistic meta:table-count="1" meta:image-count="0" meta:object-count="0" meta:page-count="3" meta:paragraph-count="73" meta:word-count="516" meta:character-count="3557" meta:non-whitespace-character-count="2813"/>
    <meta:generator>LibreOffice/6.0.7.3$Linux_X86_64 LibreOffice_project/00m0$Build-3</meta:generator>
    <meta:user-defined meta:name="ContentTypeId">0x010100DDAB7A43AA8A924A8A27CBFB85D828E8</meta:user-defined>
  </office:meta>
</office:document-meta>
</file>